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mb10" svg:font-family="cmb10" style:font-pitch="variable"/>
    <style:font-face style:name="cmr10" svg:font-family="cmr10" style:font-pitch="variable"/>
    <style:font-face style:name="cmr17" svg:font-family="cmr17" style:font-pitch="variable"/>
    <style:font-face style:name="cmr5" svg:font-family="cmr5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095cm"/>
    </style:style>
    <style:style style:name="Table1.B" style:family="table-column">
      <style:table-column-properties style:column-width="2.212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596cm"/>
    </style:style>
    <style:style style:name="Table1.E" style:family="table-column">
      <style:table-column-properties style:column-width="1.803cm"/>
    </style:style>
    <style:style style:name="Table1.F" style:family="table-column">
      <style:table-column-properties style:column-width="6.2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line-height="100%"/>
      <style:text-properties officeooo:paragraph-rsid="002459e4"/>
    </style:style>
    <style:style style:name="P2" style:family="paragraph" style:parent-style-name="Preformatted_20_Text">
      <style:paragraph-properties fo:line-height="100%"/>
      <style:text-properties fo:font-size="11pt" officeooo:rsid="0028b903" officeooo:paragraph-rsid="0028b903" style:font-size-asian="11pt" style:font-size-complex="11pt"/>
    </style:style>
    <style:style style:name="P3" style:family="paragraph" style:parent-style-name="Preformatted_20_Text">
      <style:paragraph-properties fo:line-height="100%"/>
      <style:text-properties fo:font-size="11pt" officeooo:rsid="0028b903" officeooo:paragraph-rsid="0018f472" style:font-size-asian="11pt" style:font-size-complex="11pt"/>
    </style:style>
    <style:style style:name="P4" style:family="paragraph" style:parent-style-name="Preformatted_20_Text">
      <style:paragraph-properties fo:line-height="100%" fo:text-align="center" style:justify-single-word="false"/>
      <style:text-properties style:font-name="cmr10" fo:font-size="10pt" officeooo:rsid="0028b903" officeooo:paragraph-rsid="004f8254" style:font-size-asian="10pt" style:font-size-complex="10pt"/>
    </style:style>
    <style:style style:name="P5" style:family="paragraph" style:parent-style-name="Preformatted_20_Text">
      <style:paragraph-properties fo:line-height="100%" fo:text-align="center" style:justify-single-word="false"/>
      <style:text-properties style:font-name="cmr10" fo:font-size="10pt" officeooo:paragraph-rsid="004f8254" style:font-size-asian="10pt" style:font-size-complex="10pt"/>
    </style:style>
    <style:style style:name="P6" style:family="paragraph" style:parent-style-name="Preformatted_20_Text">
      <style:paragraph-properties fo:text-align="center" style:justify-single-word="false"/>
      <style:text-properties style:font-name="cmr10" fo:font-size="10pt" officeooo:paragraph-rsid="004f8254" style:font-size-asian="10pt" style:font-size-complex="10pt"/>
    </style:style>
    <style:style style:name="P7" style:family="paragraph" style:parent-style-name="Preformatted_20_Text">
      <style:paragraph-properties fo:line-height="100%" fo:text-align="center" style:justify-single-word="false"/>
      <style:text-properties style:font-name="cmr10" fo:font-size="10pt" officeooo:paragraph-rsid="00493394" style:font-name-asian="DejaVu Sans Mono" style:font-size-asian="10pt" style:font-name-complex="Liberation Mono" style:font-size-complex="10pt"/>
    </style:style>
    <style:style style:name="P8" style:family="paragraph" style:parent-style-name="Preformatted_20_Text">
      <style:paragraph-properties fo:line-height="100%" fo:text-align="center" style:justify-single-word="false"/>
      <style:text-properties style:font-name="cmr10" fo:font-size="10pt" officeooo:paragraph-rsid="00462ee8" style:font-name-asian="DejaVu Sans Mono" style:font-size-asian="10pt" style:font-name-complex="Liberation Mono" style:font-size-complex="10pt"/>
    </style:style>
    <style:style style:name="P9" style:family="paragraph" style:parent-style-name="Preformatted_20_Text">
      <style:paragraph-properties fo:line-height="100%" fo:text-align="center" style:justify-single-word="false"/>
      <style:text-properties style:font-name="cmr10" fo:font-size="10pt" officeooo:paragraph-rsid="0047bc74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paragraph-properties fo:line-height="100%" fo:text-align="center" style:justify-single-word="false"/>
      <style:text-properties style:font-name="cmr10" fo:font-size="10pt" officeooo:paragraph-rsid="004f8254" style:font-name-asian="DejaVu Sans Mono" style:font-size-asian="10pt" style:font-name-complex="Liberation Mono" style:font-size-complex="10pt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>
      <style:paragraph-properties fo:margin-top="0cm" fo:margin-bottom="0.499cm" loext:contextual-spacing="false" fo:line-height="100%" fo:text-align="center" style:justify-single-word="false"/>
      <style:text-properties style:font-name="cmr10" fo:font-size="10pt" officeooo:paragraph-rsid="004c145f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paragraph-properties fo:margin-top="0cm" fo:margin-bottom="0.499cm" loext:contextual-spacing="false" fo:line-height="100%" fo:text-align="center" style:justify-single-word="false"/>
      <style:text-properties style:font-name="cmr10" fo:font-size="10pt" officeooo:paragraph-rsid="004f8254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paragraph-properties fo:margin-top="0cm" fo:margin-bottom="0.499cm" loext:contextual-spacing="false" fo:line-height="100%" fo:text-align="center" style:justify-single-word="false"/>
      <style:text-properties style:font-name="cmr10" fo:font-size="10pt" officeooo:paragraph-rsid="004a0729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paragraph-properties fo:margin-top="0cm" fo:margin-bottom="0.499cm" loext:contextual-spacing="false" fo:line-height="100%" fo:text-align="center" style:justify-single-word="false"/>
      <style:text-properties style:font-name="cmr10" fo:font-size="10pt" officeooo:paragraph-rsid="004bed5b" style:font-name-asian="DejaVu Sans Mono" style:font-size-asian="10pt" style:font-name-complex="Liberation Mono" style:font-size-complex="10pt"/>
    </style:style>
    <style:style style:name="P16" style:family="paragraph" style:parent-style-name="Preformatted_20_Text">
      <style:paragraph-properties fo:margin-top="0cm" fo:margin-bottom="0.499cm" loext:contextual-spacing="false" fo:line-height="100%" fo:text-align="center" style:justify-single-word="false"/>
      <style:text-properties style:font-name="cmr10" fo:font-size="10pt" officeooo:paragraph-rsid="004d8df4" style:font-name-asian="DejaVu Sans Mono" style:font-size-asian="10pt" style:font-name-complex="Liberation Mono" style:font-size-complex="10pt"/>
    </style:style>
    <style:style style:name="P17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cmr10" fo:font-size="10pt" officeooo:paragraph-rsid="004a0729" style:font-name-asian="DejaVu Sans Mono" style:font-size-asian="10pt" style:font-name-complex="Liberation Mono" style:font-size-complex="10pt"/>
    </style:style>
    <style:style style:name="P18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cmr10" fo:font-size="10pt" officeooo:paragraph-rsid="004bed5b" style:font-name-asian="DejaVu Sans Mono" style:font-size-asian="10pt" style:font-name-complex="Liberation Mono" style:font-size-complex="10pt"/>
    </style:style>
    <style:style style:name="P19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cmr10" fo:font-size="10pt" officeooo:paragraph-rsid="004f8254" style:font-name-asian="DejaVu Sans Mono" style:font-size-asian="10pt" style:font-name-complex="Liberation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ce181e" style:font-name="cmr17" fo:font-size="10pt" style:text-underline-style="solid" style:text-underline-width="auto" style:text-underline-color="font-color" fo:font-weight="bold" officeooo:rsid="00456421" officeooo:paragraph-rsid="00456421" style:font-name-asian="DejaVu Sans Mono" style:font-size-asian="10pt" style:font-weight-asian="bold" style:font-name-complex="Liberation Mono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mr10" fo:font-size="10pt" officeooo:rsid="00462ee8" officeooo:paragraph-rsid="00462ee8" style:font-name-asian="DejaVu Sans Mono" style:font-size-asian="10pt" style:font-name-complex="Liberation Mono" style:font-size-complex="10pt"/>
    </style:style>
    <style:style style:name="P22" style:family="paragraph" style:parent-style-name="Preformatted_20_Text">
      <style:paragraph-properties fo:line-height="100%"/>
      <style:text-properties officeooo:paragraph-rsid="0018f472"/>
    </style:style>
    <style:style style:name="T1" style:family="text">
      <style:text-properties fo:font-weight="bold" officeooo:rsid="0018f472" style:font-weight-asian="bold" style:font-weight-complex="bold"/>
    </style:style>
    <style:style style:name="T2" style:family="text">
      <style:text-properties style:font-name="cmr5" fo:font-size="13pt" fo:font-weight="bold" officeooo:rsid="0037130e" style:font-size-asian="13pt" style:font-weight-asian="bold" style:font-size-complex="13pt" style:font-weight-complex="bold"/>
    </style:style>
    <style:style style:name="T3" style:family="text">
      <style:text-properties officeooo:rsid="0047bc74"/>
    </style:style>
    <style:style style:name="T4" style:family="text">
      <style:text-properties officeooo:rsid="004f82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<text:tab/><text:tab/><text:tab/> <text:s text:c="2"/></text:span><text:span text:style-name="T2">ASSIGNMENT-2 REPOR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0">DEG</text:p>
          </table:table-cell>
          <table:table-cell table:style-name="Table1.A1" office:value-type="string">
            <text:p text:style-name="P20">TRAIN ERR</text:p>
          </table:table-cell>
          <table:table-cell table:style-name="Table1.A1" office:value-type="string">
            <text:p text:style-name="P20">AVG TES<text:span text:style-name="T4">T </text:span>ERR</text:p>
          </table:table-cell>
          <table:table-cell table:style-name="Table1.A1" office:value-type="string">
            <text:p text:style-name="P20">R2 ERROR</text:p>
          </table:table-cell>
          <table:table-cell table:style-name="Table1.A1" office:value-type="string">
            <text:p text:style-name="P20">RMSE</text:p>
          </table:table-cell>
          <table:table-cell table:style-name="Table1.F1" office:value-type="string">
            <text:p text:style-name="P20">WEIGHTS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8">2509.022491374076</text:p>
          </table:table-cell>
          <table:table-cell table:style-name="Table1.A2" office:value-type="string">
            <text:p text:style-name="P8">0.008199829</text:p>
          </table:table-cell>
          <table:table-cell table:style-name="Table1.A2" office:value-type="string">
            <text:p text:style-name="P14">2.7465812608766793</text:p>
          </table:table-cell>
          <table:table-cell table:style-name="Table1.A2" office:value-type="string">
            <text:p text:style-name="P14">0.128061151</text:p>
          </table:table-cell>
          <table:table-cell table:style-name="Table1.F2" office:value-type="string">
            <text:p text:style-name="P16">[0.20859221, <text:s/>0.09492518, -0.09952335] 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8">2429.516675262702</text:p>
          </table:table-cell>
          <table:table-cell table:style-name="Table1.A2" office:value-type="string">
            <text:p text:style-name="P8">0.007775844</text:p>
          </table:table-cell>
          <table:table-cell table:style-name="Table1.A2" office:value-type="string">
            <text:p text:style-name="P14">6.084645814477163</text:p>
          </table:table-cell>
          <table:table-cell table:style-name="Table1.A2" office:value-type="string">
            <text:p text:style-name="P14">0.124706413</text:p>
          </table:table-cell>
          <table:table-cell table:style-name="Table1.F2" office:value-type="string">
            <text:p text:style-name="P13">[ 0.13965461 <text:s/>0.51670316 -0.44294391 -0.16083804 -0.0821294 <text:s text:c="2"/>0.14340603]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8">2308.971896067037</text:p>
          </table:table-cell>
          <table:table-cell table:style-name="Table1.A2" office:value-type="string">
            <text:p text:style-name="P9">0.007596165</text:p>
          </table:table-cell>
          <table:table-cell table:style-name="Table1.A2" office:value-type="string">
            <text:p text:style-name="P14">10.316542527057504</text:p>
          </table:table-cell>
          <table:table-cell table:style-name="Table1.A2" office:value-type="string">
            <text:p text:style-name="P15">0.123257171</text:p>
          </table:table-cell>
          <table:table-cell table:style-name="Table1.F2" office:value-type="string">
            <text:p text:style-name="P10">[ 0.21114903 <text:s/>0.09592278 <text:s/>0.73060538 -1.0133604 <text:s/>-0.47713323 -0.33641955 <text:s/>0.34989656 <text:s/>1.06555954 <text:s/>0.27601261 -0.87580614] </text:p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8">2228.416031603689</text:p>
          </table:table-cell>
          <table:table-cell table:style-name="Table1.A2" office:value-type="string">
            <text:p text:style-name="P9">0.00735442<text:span text:style-name="T3">2</text:span></text:p>
          </table:table-cell>
          <table:table-cell table:style-name="Table1.A2" office:value-type="string">
            <text:p text:style-name="P17">13.534750395238959</text:p>
          </table:table-cell>
          <table:table-cell table:style-name="Table1.A2" office:value-type="string">
            <text:p text:style-name="P18">13.53475039</text:p>
          </table:table-cell>
          <table:table-cell table:style-name="Table1.F2" office:value-type="string">
            <text:p text:style-name="P5">[ 0.22760651 <text:s/>0.04102337 <text:s/>0.67000713 -0.1023387 <text:s/>-1.01529036 -0.44264567</text:p>
            <text:p text:style-name="P6"><text:s/>-0.83582336 <text:s/>0.39780033 <text:s/>0.42023163 <text:s/>0.74542985 <text:s/>0.3760379 <text:s text:c="2"/>0.31092642</text:p>
            <text:p text:style-name="P19"><text:s text:c="2"/>0.54954574 -0.28825307 -1.09009535]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8">2199.50788635884</text:p>
          </table:table-cell>
          <table:table-cell table:style-name="Table1.A2" office:value-type="string">
            <text:p text:style-name="P7">0.007197545</text:p>
          </table:table-cell>
          <table:table-cell table:style-name="Table1.A2" office:value-type="string">
            <text:p text:style-name="P17">14.837395946745236</text:p>
          </table:table-cell>
          <table:table-cell table:style-name="Table1.A2" office:value-type="string">
            <text:p text:style-name="P18">14.83739594</text:p>
          </table:table-cell>
          <table:table-cell table:style-name="Table1.F2" office:value-type="string">
            <text:p text:style-name="P4">[ 0.20600853 <text:s/>0.11919106 <text:s/>0.53259926 -0.02839601 -0.57308813 -0.66723803</text:p>
            <text:p text:style-name="P6"><text:s/>-0.25267673 -0.97817544 <text:s/>0.26251294 <text:s/>0.52595975 <text:s/>0.45588269 <text:s/>0.26634256</text:p>
            <text:p text:style-name="P6"><text:s text:c="2"/>0.1242545 <text:s text:c="2"/>0.33548358 <text:s/>0.21189159 <text:s/>0.70270122 <text:s/>0.11444511 -0.18121127</text:p>
            <text:p text:style-name="P19"><text:s text:c="2"/>0.09245758 -0.55579947 -0.76503466]</text:p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8">2061.056132239465</text:p>
          </table:table-cell>
          <table:table-cell table:style-name="Table1.A2" office:value-type="string">
            <text:p text:style-name="P7">0.006796745</text:p>
          </table:table-cell>
          <table:table-cell table:style-name="Table1.A2" office:value-type="string">
            <text:p text:style-name="P14">19.75630512562052</text:p>
          </table:table-cell>
          <table:table-cell table:style-name="Table1.A2" office:value-type="string">
            <text:p text:style-name="P12">19.75630512</text:p>
          </table:table-cell>
          <table:table-cell table:style-name="Table1.F2" office:value-type="string">
            <text:p text:style-name="P5">[ 0.11994238 -0.12624832 <text:s/>2.23396362 -0.09586207 -2.64270095 -2.30534805</text:p>
            <text:p text:style-name="P5"><text:s text:c="2"/>0.76206439 <text:s/>0.72846129 -3.74676837 <text:s/>1.07452393 <text:s/>1.82540271 <text:s/>1.46359958</text:p>
            <text:p text:style-name="P5"><text:s text:c="2"/>1.87425011 -0.97040447 <text:s/>0.38266105 <text:s/>1.35190645 <text:s/>0.44969493 -0.3134822</text:p>
            <text:p text:style-name="P5"><text:s text:c="2"/>1.62382174 <text:s/>0.87911623 -0.33143554 -1.56698276 <text:s/>0.14540553 -0.75040158</text:p>
            <text:p text:style-name="P13"><text:s/>-1.70704679 -0.75784083 -0.8368603 <text:s text:c="2"/>1.00032396]</text:p>
          </table:table-cell>
        </table:table-row>
      </table:table>
      <text:p text:style-name="P2"/>
      <text:p text:style-name="P1"/>
      <text:p text:style-name="P11"/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mb10" svg:font-family="cmb10" style:font-pitch="variable"/>
    <style:font-face style:name="cmr10" svg:font-family="cmr10" style:font-pitch="variable"/>
    <style:font-face style:name="cmr17" svg:font-family="cmr17" style:font-pitch="variable"/>
    <style:font-face style:name="cmr5" svg:font-family="cmr5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1:16:14.177949772</meta:creation-date>
    <dc:date>2019-11-15T22:32:17.800229215</dc:date>
    <meta:editing-duration>PT1H15M42S</meta:editing-duration>
    <meta:editing-cycles>41</meta:editing-cycles>
    <meta:generator>LibreOffice/6.0.7.3$Linux_X86_64 LibreOffice_project/00m0$Build-3</meta:generator>
    <meta:document-statistic meta:table-count="1" meta:image-count="0" meta:object-count="0" meta:page-count="1" meta:paragraph-count="52" meta:word-count="130" meta:character-count="1417" meta:non-whitespace-character-count="1274"/>
  </office:meta>
</office:document-meta>
</file>